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78cm" style:rel-column-width="22266*"/>
    </style:style>
    <style:style style:name="Tabelle1.B" style:family="table-column">
      <style:table-column-properties style:column-width="5.782cm" style:rel-column-width="22273*"/>
    </style:style>
    <style:style style:name="Tabelle1.C" style:family="table-column">
      <style:table-column-properties style:column-width="5.45cm" style:rel-column-width="2099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C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78cm" style:rel-column-width="22266*"/>
    </style:style>
    <style:style style:name="Tabelle2.B" style:family="table-column">
      <style:table-column-properties style:column-width="5.782cm" style:rel-column-width="22273*"/>
    </style:style>
    <style:style style:name="Tabelle2.C" style:family="table-column">
      <style:table-column-properties style:column-width="5.45cm" style:rel-column-width="2099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 style:data-style-name="N0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5.78cm" style:rel-column-width="22266*"/>
    </style:style>
    <style:style style:name="Tabelle3.B" style:family="table-column">
      <style:table-column-properties style:column-width="5.782cm" style:rel-column-width="22273*"/>
    </style:style>
    <style:style style:name="Tabelle3.C" style:family="table-column">
      <style:table-column-properties style:column-width="5.45cm" style:rel-column-width="2099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7cm" fo:margin-left="0cm" table:align="left" style:may-break-between-rows="true" style:writing-mode="lr-tb"/>
    </style:style>
    <style:style style:name="Tabelle4.A" style:family="table-column">
      <style:table-column-properties style:column-width="3.023cm"/>
    </style:style>
    <style:style style:name="Tabelle4.B" style:family="table-column">
      <style:table-column-properties style:column-width="3.988cm"/>
    </style:style>
    <style:style style:name="Tabelle4.C" style:family="table-column">
      <style:table-column-properties style:column-width="1.64cm"/>
    </style:style>
    <style:style style:name="Tabelle4.D" style:family="table-column">
      <style:table-column-properties style:column-width="3.443cm"/>
    </style:style>
    <style:style style:name="Tabelle4.E" style:family="table-column">
      <style:table-column-properties style:column-width="4.902cm"/>
    </style:style>
    <style:style style:name="Tabel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4.C1" style:family="table-cell">
      <style:table-cell-properties fo:background-color="#ffffff" fo:padding-left="0.097cm" fo:padding-right="0.097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e4.C2" style:family="table-cell" style:data-style-name="N0">
      <style:table-cell-properties fo:background-color="#ffffff" fo:padding-left="0.097cm" fo:padding-right="0.097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5"/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Heading" style:list-style-name="L1">
      <style:text-properties fo:font-size="11pt" style:font-size-asian="11pt" style:font-size-complex="11pt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rministic Framework for Unity</text:p>
      <text:p text:style-name="P1">Arbeitspaket 3</text:p>
      <text:p text:style-name="P2"/>
      <text:h text:style-name="Heading_20_1" text:outline-level="1">3.1 PhotonSetup</text:h>
      <text:list xml:id="list215066237684736177" text:style-name="L1">
        <text:list-item>
          <text:p text:style-name="P7">kein Photon verwendet</text:p>
        </text:list-item>
      </text:list>
      <text:h text:style-name="Heading_20_1" text:outline-level="1">3.2 Player-Management</text:h>
      <text:list xml:id="list445614361703808487" text:style-name="L2">
        <text:list-item>
          <text:p text:style-name="P8">Klassen aus UML-Diagramm implementiert</text:p>
        </text:list-item>
      </text:list>
      <text:h text:style-name="Heading_20_1" text:outline-level="1">3.3 Lockstep-Management</text:h>
      <text:list xml:id="list7767672280098708660" text:style-name="L3">
        <text:list-item>
          <text:p text:style-name="P9">Server bekommt GAMESTART von Client</text:p>
        </text:list-item>
        <text:list-item>
          <text:p text:style-name="P9">Server startet Zeit und GameFrames hochzuzählen</text:p>
        </text:list-item>
        <text:list-item>
          <text:p text:style-name="P9">Server gibt aktuellen GameFrame an alle Clients weiter (vorher GAMESTART-Message)</text:p>
        </text:list-item>
        <text:list-item>
          <text:p text:style-name="P9">Inputs der Clients bekommen aktuellen GameFrame zugewiesen</text:p>
        </text:list-item>
        <text:list-item>
          <text:p text:style-name="P9">Client sendet Input durch Update-Methode</text:p>
        </text:list-item>
      </text:list>
      <text:p text:style-name="Text_20_body"/>
      <text:list xml:id="list36258730" text:continue-numbering="true" text:style-name="L3">
        <text:list-item>
          <text:p text:style-name="P9">Test der Verbindung mit 2 Clients und FRAME_LENGTH auf Server von 200ms =&gt; 5 GT / Sekunde</text:p>
        </text:list-item>
        <text:list-item>
          <text:p text:style-name="P9">GameTurn begrenzt bei 200</text:p>
        </text:list-item>
      </text:list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table:number-rows-spanned="2" office:value-type="string">
            <text:p text:style-name="Table_20_Contents">C1</text:p>
          </table:table-cell>
          <table:table-cell table:style-name="Tabelle1.A2" office:value-type="string">
            <text:p text:style-name="Table_20_Contents">Empfangene Inputs C2</text:p>
          </table:table-cell>
          <table:table-cell table:style-name="Tabelle1.C2" office:value-type="float" office:value="1777">
            <text:p text:style-name="Table_20_Contents">1777</text:p>
          </table:table-cell>
        </table:table-row>
        <table:table-row>
          <table:covered-table-cell/>
          <table:table-cell table:style-name="Tabelle1.A2" office:value-type="string">
            <text:p text:style-name="Table_20_Contents">GameTurn</text:p>
          </table:table-cell>
          <table:table-cell table:style-name="Tabelle1.C2" office:value-type="float" office:value="200">
            <text:p text:style-name="Table_20_Contents">200</text:p>
          </table:table-cell>
        </table:table-row>
        <table:table-row>
          <table:table-cell table:style-name="Tabelle1.A2" table:number-rows-spanned="2" office:value-type="string">
            <text:p text:style-name="Table_20_Contents">C2</text:p>
          </table:table-cell>
          <table:table-cell table:style-name="Tabelle1.A2" office:value-type="string">
            <text:p text:style-name="Table_20_Contents">Empfangene Inputs C1</text:p>
          </table:table-cell>
          <table:table-cell table:style-name="Tabelle1.C2" office:value-type="float" office:value="971">
            <text:p text:style-name="Table_20_Contents">971</text:p>
          </table:table-cell>
        </table:table-row>
        <table:table-row>
          <table:covered-table-cell/>
          <table:table-cell table:style-name="Tabelle1.A2" office:value-type="string">
            <text:p text:style-name="Table_20_Contents">GameTurn</text:p>
          </table:table-cell>
          <table:table-cell table:style-name="Tabelle1.C2" office:value-type="float" office:value="200">
            <text:p text:style-name="Table_20_Contents">200</text:p>
          </table:table-cell>
        </table:table-row>
        <table:table-row>
          <table:table-cell table:style-name="Tabelle1.A2" table:number-rows-spanned="6" office:value-type="string">
            <text:p text:style-name="Table_20_Contents">Server</text:p>
          </table:table-cell>
          <table:table-cell table:style-name="Tabelle1.A2" office:value-type="string">
            <text:p text:style-name="Table_20_Contents">Empfangen von C1</text:p>
          </table:table-cell>
          <table:table-cell table:style-name="Tabelle1.C2" office:value-type="float" office:value="1779">
            <text:p text:style-name="Table_20_Contents">1779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en von C2</text:p>
          </table:table-cell>
          <table:table-cell table:style-name="Tabelle1.C2" office:value-type="float" office:value="972">
            <text:p text:style-name="Table_20_Contents">972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en Gesamt </text:p>
          </table:table-cell>
          <table:table-cell table:style-name="Tabelle1.C2" office:value-type="float" office:value="2751">
            <text:p text:style-name="Table_20_Contents">2751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C1</text:p>
          </table:table-cell>
          <table:table-cell table:style-name="Tabelle1.C9" office:value-type="string">
            <text:p text:style-name="Table_20_Contents">1779 / 200 = 8,89M / GT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C2</text:p>
          </table:table-cell>
          <table:table-cell table:style-name="Tabelle1.C9" office:value-type="string">
            <text:p text:style-name="Table_20_Contents">972 / 200 = <text:s/>4,86M / GT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Gesamt</text:p>
          </table:table-cell>
          <table:table-cell table:style-name="Tabelle1.C9" office:value-type="string">
            <text:p text:style-name="Table_20_Contents">2751 / 200 = 13,755M / GT</text:p>
          </table:table-cell>
        </table:table-row>
      </table:table>
      <text:p text:style-name="Text_20_body"/>
      <text:p text:style-name="Text_20_body"/>
      <text:list xml:id="list7114663166066490048" text:style-name="L4">
        <text:list-item>
          <text:p text:style-name="P10"><text:s/>Test der Verbindung mit 1 Client und FRAME_LENGTH auf Server von 200ms =&gt; 5 GT / Sekunde</text:p>
        </text:list-item>
        <text:list-item>
          <text:p text:style-name="P10">GameTurn begrenzt bei 200</text:p>
          <text:p text:style-name="P10"/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>
          <table:table-cell table:style-name="Tabelle2.A1" table:number-rows-spanned="4" office:value-type="string">
            <text:p text:style-name="Table_20_Contents">Server</text:p>
          </table:table-cell>
          <table:table-cell table:style-name="Tabelle2.A1" office:value-type="string">
            <text:p text:style-name="Table_20_Contents">Empfangen von C1</text:p>
          </table:table-cell>
          <table:table-cell table:style-name="Tabelle2.C1" office:value-type="float" office:value="2378">
            <text:p text:style-name="Table_20_Contents">2378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en Gesamt </text:p>
          </table:table-cell>
          <table:table-cell table:style-name="Tabelle2.C2" office:value-type="float" office:value="2378">
            <text:p text:style-name="Table_20_Contents">2378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srate C1</text:p>
          </table:table-cell>
          <table:table-cell table:style-name="Tabelle2.C3" office:value-type="string">
            <text:p text:style-name="Table_20_Contents">2378 / 200 = <text:s/>11,89M / GT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srate Gesamt</text:p>
          </table:table-cell>
          <table:table-cell table:style-name="Tabelle2.C3" office:value-type="string">
            <text:p text:style-name="Table_20_Contents">2378 / 200 = 11,89M / GT</text:p>
          </table:table-cell>
        </table:table-row>
      </table:table>
      <text:p text:style-name="Standard"/>
      <text:p text:style-name="Text_20_body"/>
      <text:list xml:id="list36253714" text:continue-numbering="true" text:style-name="L4">
        <text:list-item>
          <text:p text:style-name="P10"><text:s/>Test der Verbindung mit 3 Client und FRAME_LENGTH auf Server von 200ms =&gt; 5 GT / Sekunde</text:p>
        </text:list-item>
        <text:list-item>
          <text:p text:style-name="P10">GameTurn begrenzt bei 200</text:p>
        </text:list-item>
      </text:list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  <table:table-row>
          <table:table-cell table:style-name="Tabelle3.A2" table:number-rows-spanned="3" office:value-type="string">
            <text:p text:style-name="Table_20_Contents">C1</text:p>
          </table:table-cell>
          <table:table-cell table:style-name="Tabelle3.A2" office:value-type="string">
            <text:p text:style-name="Table_20_Contents">Empfangene Inputs C2</text:p>
          </table:table-cell>
          <table:table-cell table:style-name="Tabelle3.C2" office:value-type="float" office:value="924">
            <text:p text:style-name="Table_20_Contents">924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3</text:p>
          </table:table-cell>
          <table:table-cell table:style-name="Tabelle3.C2" office:value-type="float" office:value="905">
            <text:p text:style-name="Table_20_Contents">905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3" office:value-type="string">
            <text:p text:style-name="Table_20_Contents">C2</text:p>
          </table:table-cell>
          <table:table-cell table:style-name="Tabelle3.A2" office:value-type="string">
            <text:p text:style-name="Table_20_Contents">Empfangene Inputs C1</text:p>
          </table:table-cell>
          <table:table-cell table:style-name="Tabelle3.C2" office:value-type="float" office:value="1040">
            <text:p text:style-name="Table_20_Contents">1040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3</text:p>
          </table:table-cell>
          <table:table-cell table:style-name="Tabelle3.C2" office:value-type="float" office:value="905">
            <text:p text:style-name="Table_20_Contents">905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3" office:value-type="string">
            <text:p text:style-name="Standard">C3</text:p>
          </table:table-cell>
          <table:table-cell table:style-name="Tabelle3.A2" office:value-type="string">
            <text:p text:style-name="Table_20_Contents">Empfangene Inputs C1</text:p>
          </table:table-cell>
          <table:table-cell table:style-name="Tabelle3.C2" office:value-type="float" office:value="1040">
            <text:p text:style-name="Table_20_Contents">1040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2</text:p>
          </table:table-cell>
          <table:table-cell table:style-name="Tabelle3.C2" office:value-type="float" office:value="924">
            <text:p text:style-name="Table_20_Contents">924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8" office:value-type="string">
            <text:p text:style-name="Table_20_Contents">Server</text:p>
          </table:table-cell>
          <table:table-cell table:style-name="Tabelle3.A2" office:value-type="string">
            <text:p text:style-name="Table_20_Contents">Empfangen von C1</text:p>
          </table:table-cell>
          <table:table-cell table:style-name="Tabelle3.C2" office:value-type="float" office:value="1041">
            <text:p text:style-name="Table_20_Contents">1041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von C2</text:p>
          </table:table-cell>
          <table:table-cell table:style-name="Tabelle3.C2" office:value-type="float" office:value="925">
            <text:p text:style-name="Table_20_Contents">925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von C3</text:p>
          </table:table-cell>
          <table:table-cell table:style-name="Tabelle3.C2" office:value-type="float" office:value="907">
            <text:p text:style-name="Table_20_Contents">907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Gesamt </text:p>
          </table:table-cell>
          <table:table-cell table:style-name="Tabelle3.C2" office:value-type="float" office:value="2873">
            <text:p text:style-name="Table_20_Contents">2873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1</text:p>
          </table:table-cell>
          <table:table-cell table:style-name="Tabelle3.C15" office:value-type="string">
            <text:p text:style-name="Table_20_Contents">1041 / 200 = <text:s/>5,20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2</text:p>
          </table:table-cell>
          <table:table-cell table:style-name="Tabelle3.C15" office:value-type="string">
            <text:p text:style-name="Table_20_Contents">925 / 200 = 4,62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3</text:p>
          </table:table-cell>
          <table:table-cell table:style-name="Tabelle3.C15" office:value-type="string">
            <text:p text:style-name="Table_20_Contents">907 / 200 = 4,53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Gesamt</text:p>
          </table:table-cell>
          <table:table-cell table:style-name="Tabelle3.C15" office:value-type="string">
            <text:p text:style-name="Table_20_Contents">2873 / 200 = 14,37M / GT</text:p>
          </table:table-cell>
        </table:table-row>
      </table:table>
      <text:p text:style-name="Standard"/>
      <text:list xml:id="list8247874852168973005" text:style-name="L5">
        <text:list-item>
          <text:p text:style-name="P3">Lösung von <text:a xlink:type="simple" xlink:href="https://github.com/shadowmint/unity-example-unet-transport" text:style-name="Internet_20_link" text:visited-style-name="Visited_20_Internet_20_Link">https://github.com/shadowmint/unity-example-unet-transport</text:a></text:p>
          <text:p text:style-name="P3">→ Idee ist, dass in einem Update-Frame solange alle Nachrichten verarbeitet werden, bis ein MessageType.NOTHING kommt.</text:p>
          <text:p text:style-name="P3">→ Problem bei Synchronisierung der Zeit</text:p>
          <text:list>
            <text:list-header>
              <text:p text:style-name="P3">→ Auslagern in eigenen Prozess ?</text:p>
            </text:list-header>
          </text:list>
        </text:list-item>
        <text:list-item>
          <text:p text:style-name="P3">Zugriff auf die Controller Transform und Rotation Werte mit VRTK_DeviceFinder</text:p>
        </text:list-item>
        <text:list-item>
          <text:p text:style-name="P3">Zugriff auf Button Events über SteamVR_TrackedObject</text:p>
          <text:list>
            <text:list-item>
              <text:p text:style-name="P3">bei jedem Input-Wert werden die Press und Touch-Status neu ausgelesen</text:p>
              <text:p text:style-name="P3">→ ggf verbesserung, indem nur auf Events reagiert wird</text:p>
            </text:list-item>
          </text:list>
        </text:list-item>
        <text:list-item>
          <text:p text:style-name="P3">Problem der korrekten Zuordnung der ButtonTypen, da SteamVR nicht explizit für Oculus ausgerichtet ist: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>Button</text:p>
          </table:table-cell>
          <table:table-cell table:style-name="Tabelle4.A1" office:value-type="string">
            <text:p text:style-name="P4"><text:s/>Aktion</text:p>
          </table:table-cell>
          <table:table-cell table:style-name="Tabelle4.C1" office:value-type="string">
            <text:p text:style-name="P4"><text:s/>Enum</text:p>
          </table:table-cell>
          <table:table-cell table:style-name="Tabelle4.C1" office:value-type="string">
            <text:p text:style-name="P4">SteamVR ButtonInput</text:p>
          </table:table-cell>
          <table:table-cell table:style-name="Tabelle4.A1" office:value-type="string">
            <text:p text:style-name="P4">SteamVR_Controller</text:p>
          </table:table-cell>
        </table:table-row>
        <table:table-row>
          <table:table-cell table:style-name="Tabelle4.A1" table:number-rows-spanned="2" office:value-type="string">
            <text:p text:style-name="P5">Button.One (A)</text:p>
            <text:p text:style-name="P6"/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0">
            <text:p text:style-name="P5">0</text:p>
          </table:table-cell>
          <table:table-cell table:style-name="Tabelle4.C1" table:number-rows-spanned="2" office:value-type="string">
            <text:p text:style-name="P5">k_EButton_A</text:p>
          </table:table-cell>
          <table:table-cell table:style-name="Tabelle4.A1" table:number-rows-spanned="2" office:value-type="string">
            <text:p text:style-name="P5">Righ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0">
            <text:p text:style-name="P5">0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Two (B)</text:p>
            <text:p text:style-name="P6"/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1">
            <text:p text:style-name="P5">1</text:p>
          </table:table-cell>
          <table:table-cell table:style-name="Tabelle4.C1" table:number-rows-spanned="2" office:value-type="string">
            <text:p text:style-name="P5">k_EButton_ApplicationMenu</text:p>
          </table:table-cell>
          <table:table-cell table:style-name="Tabelle4.A1" table:number-rows-spanned="2" office:value-type="string">
            <text:p text:style-name="P5">Righ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1">
            <text:p text:style-name="P5">1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Three (X)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2">
            <text:p text:style-name="P5">2</text:p>
          </table:table-cell>
          <table:table-cell table:style-name="Tabelle4.C1" table:number-rows-spanned="2" office:value-type="string">
            <text:p text:style-name="P5">k_EButton_A</text:p>
          </table:table-cell>
          <table:table-cell table:style-name="Tabelle4.A1" table:number-rows-spanned="2" office:value-type="string">
            <text:p text:style-name="P5">Lef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2">
            <text:p text:style-name="P5">2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Four (Y)</text:p>
            <text:p text:style-name="P6"/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3">
            <text:p text:style-name="P5">3</text:p>
          </table:table-cell>
          <table:table-cell table:style-name="Tabelle4.C1" table:number-rows-spanned="2" office:value-type="string">
            <text:p text:style-name="P5">k_EButton_ApplicationMenu</text:p>
          </table:table-cell>
          <table:table-cell table:style-name="Tabelle4.A1" table:number-rows-spanned="2" office:value-type="string">
            <text:p text:style-name="P5">Lef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3">
            <text:p text:style-name="P5">3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PrimaryIndexTrigger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4">
            <text:p text:style-name="P5">4</text:p>
          </table:table-cell>
          <table:table-cell table:style-name="Tabelle4.C1" table:number-rows-spanned="2" office:value-type="string">
            <text:p text:style-name="P5">k_EButton_SteamVR_Trigger</text:p>
          </table:table-cell>
          <table:table-cell table:style-name="Tabelle4.A1" table:number-rows-spanned="2" office:value-type="string">
            <text:p text:style-name="P5">Lef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4">
            <text:p text:style-name="P5">4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PrimaryHandTrigger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5">
            <text:p text:style-name="P5">5</text:p>
          </table:table-cell>
          <table:table-cell table:style-name="Tabelle4.C1" table:number-rows-spanned="2" office:value-type="string">
            <text:p text:style-name="P5">k_EButton_Grip</text:p>
          </table:table-cell>
          <table:table-cell table:style-name="Tabelle4.A1" table:number-rows-spanned="2" office:value-type="string">
            <text:p text:style-name="P5">Lef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5">
            <text:p text:style-name="P5">5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PrimaryThumbstick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6">
            <text:p text:style-name="P5">6</text:p>
          </table:table-cell>
          <table:table-cell table:style-name="Tabelle4.C1" table:number-rows-spanned="2" office:value-type="string">
            <text:p text:style-name="P5">k_EButton_Axis0</text:p>
          </table:table-cell>
          <table:table-cell table:style-name="Tabelle4.A1" table:number-rows-spanned="2" office:value-type="string">
            <text:p text:style-name="P5">Lef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6">
            <text:p text:style-name="P5">6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SecondaryIndexTrigger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7">
            <text:p text:style-name="P5">7</text:p>
          </table:table-cell>
          <table:table-cell table:style-name="Tabelle4.C1" table:number-rows-spanned="2" office:value-type="string">
            <text:p text:style-name="P5">k_EButton_SteamVR_Trigger</text:p>
          </table:table-cell>
          <table:table-cell table:style-name="Tabelle4.A1" table:number-rows-spanned="2" office:value-type="string">
            <text:p text:style-name="P5">Righ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7">
            <text:p text:style-name="P5">7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SecondaryHandTrigger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8">
            <text:p text:style-name="P5">8</text:p>
          </table:table-cell>
          <table:table-cell table:style-name="Tabelle4.C1" table:number-rows-spanned="2" office:value-type="string">
            <text:p text:style-name="P5">k_EButton_Grip</text:p>
          </table:table-cell>
          <table:table-cell table:style-name="Tabelle4.A1" table:number-rows-spanned="2" office:value-type="string">
            <text:p text:style-name="P5">Righ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8">
            <text:p text:style-name="P5">8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5">Button.SecondaryThumbstick</text:p>
          </table:table-cell>
          <table:table-cell table:style-name="Tabelle4.A1" office:value-type="string">
            <text:p text:style-name="P5">Button wird gedrückt</text:p>
          </table:table-cell>
          <table:table-cell table:style-name="Tabelle4.C2" office:value-type="float" office:value="9">
            <text:p text:style-name="P5">9</text:p>
          </table:table-cell>
          <table:table-cell table:style-name="Tabelle4.C1" table:number-rows-spanned="2" office:value-type="string">
            <text:p text:style-name="P5">k_EButton_Axis0</text:p>
          </table:table-cell>
          <table:table-cell table:style-name="Tabelle4.A1" table:number-rows-spanned="2" office:value-type="string">
            <text:p text:style-name="P5">Right Controller</text:p>
          </table:table-cell>
        </table:table-row>
        <table:table-row>
          <table:covered-table-cell/>
          <table:table-cell table:style-name="Tabelle4.A1" office:value-type="string">
            <text:p text:style-name="P5">Button wird berührt</text:p>
          </table:table-cell>
          <table:table-cell table:style-name="Tabelle4.C2" office:value-type="float" office:value="9">
            <text:p text:style-name="P5">9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2-14T16:06:23.47</dc:date>
    <meta:generator>OpenOffice/4.1.5$Win32 OpenOffice.org_project/415m1$Build-9789</meta:generator>
    <meta:editing-duration>PT4H48M8S</meta:editing-duration>
    <meta:editing-cycles>12</meta:editing-cycles>
    <meta:document-statistic meta:table-count="4" meta:image-count="0" meta:object-count="0" meta:page-count="3" meta:paragraph-count="172" meta:word-count="511" meta:character-count="3227"/>
  </office:meta>
</office:document-meta>
</file>